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682c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068945"/>
    </style:style>
    <style:style style:name="T1" style:family="text">
      <style:text-properties officeooo:rsid="000682ce"/>
    </style:style>
    <style:style style:name="T2" style:family="text">
      <style:text-properties officeooo:rsid="0006894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unctional and Non-Functional Requirements</text:h>
      <text:h text:style-name="Heading_20_4" text:outline-level="4">Functional Requirements:</text:h>
      <text:list text:style-name="L1">
        <text:list-item>
          <text:p text:style-name="P1"><text:span text:style-name="Strong_20_Emphasis">Beer Rating and Review System</text:span> (Priority: <text:span text:style-name="T1">Very high</text:span>)<text:line-break/>Users can rate and review beers, contributing to a searchable database of beer reviews and ratings.</text:p>
        </text:list-item>
        <text:list-item>
          <text:p text:style-name="P2"><text:span text:style-name="Strong_20_Emphasis">Search and Filter System</text:span> (Priority: High)<text:line-break/>Users can search for beers and apply filters such as beer type, rating, brewery, or location to refine results.</text:p>
        </text:list-item>
        <text:list-item>
          <text:p text:style-name="P2"><text:span text:style-name="Strong_20_Emphasis">User-Generated Beer Listings</text:span> (Priority: <text:span text:style-name="T2">Medium</text:span>)<text:line-break/>Users can add beers to the platform if they are not already listed, providing key details such as name, type, brewery, and ABV.</text:p>
        </text:list-item>
        <text:list-item>
          <text:p text:style-name="P2"><text:span text:style-name="Strong_20_Emphasis">Beer-Based Matchmaking</text:span> (Priority: <text:span text:style-name="T1">Low</text:span>)<text:line-break/>The system matches users based on their beer preferences, with an optional filter for proximity.</text:p>
          <text:list>
            <text:list-item>
              <text:p text:style-name="P2"><text:span text:style-name="Strong_20_Emphasis">User Profiles</text:span> (Priority: <text:span text:style-name="T1">High</text:span>)<text:line-break/>Users can create profiles detailing their favorite beers, preferences, and other relevant information for matchmaking.</text:p>
            </text:list-item>
            <text:list-item>
              <text:p text:style-name="P2"><text:span text:style-name="Strong_20_Emphasis">Match Notifications</text:span> (Priority: <text:span text:style-name="T2">Low</text:span>)<text:line-break/>Users receive notifications when a potential match based on beer preferences is found.</text:p>
            </text:list-item>
          </text:list>
        </text:list-item>
      </text:list>
      <text:h text:style-name="Heading_20_4" text:outline-level="4">Non-Functional Requirements:</text:h>
      <text:list text:style-name="L2">
        <text:list-item>
          <text:p text:style-name="P3"><text:span text:style-name="Strong_20_Emphasis">Performance</text:span> (Priority: High)<text:line-break/>The platform should support fast search results and matchmaking, with response times under 2 seconds for database queries and user interactions.</text:p>
        </text:list-item>
        <text:list-item>
          <text:p text:style-name="P3"><text:span text:style-name="Strong_20_Emphasis">Usability</text:span> (Priority: <text:span text:style-name="T2">Very high</text:span>)<text:line-break/>The interface must be intuitive and easy to navigate, ensuring users can quickly add reviews, search for beers, and engage with the matchmaking feature.</text:p>
        </text:list-item>
        <text:list-item>
          <text:p text:style-name="P4"><text:span text:style-name="Strong_20_Emphasis">Security</text:span> (Priority: <text:span text:style-name="T2">Very h</text:span>igh)</text:p>
          <text:list>
            <text:list-item>
              <text:p text:style-name="P4"><text:span text:style-name="Strong_20_Emphasis"><text:span text:style-name="T2">Beer database security</text:span></text:span><text:span text:style-name="T2"> (Priority: Medium)<text:line-break/></text:span>Although beer data is not highly sensitive, it should still be securely managed to prevent unauthorized access.</text:p>
            </text:list-item>
            <text:list-item>
              <text:p text:style-name="P4"><text:soft-page-break/><text:span text:style-name="Strong_20_Emphasis"><text:span text:style-name="T2">Matchmaking security</text:span></text:span><text:span text:style-name="T2"> (Priority: Very high)</text:span><text:line-break/>User data, including personal information, <text:span text:style-name="T2">messages</text:span> must be securely stored and protected, with proper encryption and authentication mechanisms in place.</text:p>
            </text:list-item>
          </text:list>
        </text:list-item>
      </text:list>
      <text:p text:style-name="Text_20_body">These requirements ensure that the system delivers its core functionalities efficiently while maintaining user experience, performance, and securit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Noto Serif" fo:font-family="'Noto Serif'" style:font-family-generic="roman" style:font-pitch="variable" fo:font-size="12pt" fo:font-weight="bold" style:font-name-asian="Noto Sans1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4:14:51.011153469</meta:creation-date>
    <dc:date>2024-10-20T14:24:47.748655089</dc:date>
    <meta:editing-duration>PT9M58S</meta:editing-duration>
    <meta:editing-cycles>4</meta:editing-cycles>
    <meta:generator>LibreOffice/24.8.2.1$Linux_X86_64 LibreOffice_project/480$Build-1</meta:generator>
    <meta:document-statistic meta:table-count="0" meta:image-count="0" meta:object-count="0" meta:page-count="2" meta:paragraph-count="15" meta:word-count="272" meta:character-count="1886" meta:non-whitespace-character-count="1640"/>
  </office:meta>
</office:document-meta>
</file>